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7d2" officeooo:paragraph-rsid="000ca7d2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linux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6:01:55.125640839</meta:creation-date>
    <dc:date>2025-05-12T16:03:59.719930538</dc:date>
    <meta:editing-duration>PT2M6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4.8.6.2$Linux_X86_64 LibreOffice_project/480$Build-2</meta:generator>
  </office:meta>
</office:document-meta>
</file>